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298in"/>
    </style:style>
    <style:style style:name="co12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72in"/>
    </style:style>
    <style:style style:name="co14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0.7772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0.679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2.861in"/>
    </style:style>
    <style:style style:name="co20" style:family="table-column">
      <style:table-column-properties fo:break-before="auto" style:column-width="2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31" style:family="table-cell" style:parent-style-name="Default">
      <style:text-properties fo:color="#00a933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>
      <style:table-cell-properties fo:background-color="#ffff00"/>
      <style:text-properties fo:color="#ff0000"/>
    </style:style>
    <style:style style:name="ce34" style:family="table-cell" style:parent-style-name="Default">
      <style:text-properties fo:color="#000000"/>
    </style:style>
    <style:style style:name="ce35" style:family="table-cell" style:parent-style-name="Default">
      <style:text-properties fo:color="#ff00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3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"/>
        <table:table-column table:style-name="co15" table:default-cell-style-name="ce1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ce27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GUI_TestSOC.py Nam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no mon hy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 table:number-columns-repeated="2"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Dy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Dw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ult Logic" table:style-name="ta1">
        <office:forms form:automatic-focus="false" form:apply-design-mode="false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5" table:number-columns-repeated="2" table:default-cell-style-name="ce27"/>
        <table:table-column table:style-name="co5" table:default-cell-style-name="Default"/>
        <table:table-column table:style-name="co5" table:number-columns-repeated="2" table:default-cell-style-name="ce27"/>
        <table:table-column table:style-name="co5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3" office:value-type="string" calcext:value-type="string">
            <text:p>----------→</text:p>
          </table:table-cell>
          <table:table-cell table:style-name="ce30" office:value-type="string" calcext:value-type="string">
            <text:p>Vb_model = Mon→vb_model()*nS</text:p>
          </table:table-cell>
          <table:table-cell table:style-name="ce30"/>
          <table:table-cell table:style-name="ce33"/>
          <table:table-cell table:style-name="ce30" office:value-type="string" calcext:value-type="string">
            <text:p>change for DEPLOY config no Sim run</text:p>
          </table:table-cell>
          <table:table-cell table:style-name="ce33" table:number-columns-repeated="2"/>
          <table:table-cell table:style-name="ce33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29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28" office:value-type="string" calcext:value-type="string">
            <text:p>ib_select (user input mode)</text:p>
          </table:table-cell>
          <table:table-cell table:style-name="ce29" office:value-type="string" calcext:value-type="string">
            <text:p>bare_detected_amp</text:p>
          </table:table-cell>
          <table:table-cell table:style-name="ce29" office:value-type="string" calcext:value-type="string">
            <text:p>bare_detected_noa</text:p>
          </table:table-cell>
          <table:table-cell table:style-name="ce31" office:value-type="string" calcext:value-type="string">
            <text:p>ib_diff_fa</text:p>
          </table:table-cell>
          <table:table-cell table:style-name="ce29" office:value-type="string" calcext:value-type="string">
            <text:p>vb_sel_stat</text:p>
          </table:table-cell>
          <table:table-cell table:style-name="ce29" office:value-type="string" calcext:value-type="string">
            <text:p>wrap_fa</text:p>
          </table:table-cell>
          <table:table-cell table:style-name="ce31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37" office:value-type="string" calcext:value-type="string">
            <text:p>Ib_hdwe (mod=0)</text:p>
          </table:table-cell>
          <table:table-cell table:style-name="ce37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35" office:value-type="string" calcext:value-type="string">
            <text:p>T</text:p>
          </table:table-cell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should be T. <text:s/>Moot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office:value-type="string" calcext:value-type="string">
            <text:p>T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2" table:number-columns-repeated="3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32" office:value-type="string" calcext:value-type="string">
            <text:p>**note: <text:s/>mod always F when deployed</text:p>
          </table:table-cell>
          <table:table-cell table:style-name="ce32" table:number-columns-repeated="2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32" table:number-columns-repeated="3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style-name="ce30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29" table:number-columns-repeated="2"/>
          <table:table-cell table:style-name="Default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7"/>
          <table:table-cell table:style-name="Default"/>
          <table:table-cell/>
          <table:table-cell table:style-name="ce27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8T14:41:32.464000000</dc:date>
    <meta:editing-duration>P1DT2H43M26S</meta:editing-duration>
    <meta:editing-cycles>14</meta:editing-cycles>
    <meta:generator>LibreOffice/7.5.1.2$Windows_X86_64 LibreOffice_project/fcbaee479e84c6cd81291587d2ee68cba099e129</meta:generator>
    <dc:creator>Dave Gutz</dc:creator>
    <meta:document-statistic meta:table-count="2" meta:cell-count="336" meta:object-count="0"/>
  </office:meta>
</office:document-meta>
</file>